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fo:font-weight="normal" officeooo:rsid="001640d4" officeooo:paragraph-rsid="001640d4" style:font-style-asian="italic" style:font-weight-asian="normal" style:font-style-complex="italic" style:font-weight-complex="normal"/>
    </style:style>
    <style:style style:name="P2" style:family="paragraph" style:parent-style-name="Footer">
      <style:paragraph-properties fo:text-align="end" style:justify-single-word="false"/>
      <style:text-properties officeooo:rsid="00168bfb" officeooo:paragraph-rsid="00168bfb"/>
    </style:style>
    <style:style style:name="P3" style:family="paragraph" style:parent-style-name="Standard">
      <style:text-properties officeooo:rsid="00162c80" officeooo:paragraph-rsid="00162c80"/>
    </style:style>
    <style:style style:name="P4" style:family="paragraph" style:parent-style-name="Standard">
      <style:text-properties style:text-underline-style="solid" style:text-underline-width="auto" style:text-underline-color="font-color" officeooo:rsid="00162c80" officeooo:paragraph-rsid="00162c80"/>
    </style:style>
    <style:style style:name="P5" style:family="paragraph" style:parent-style-name="Standard">
      <style:text-properties style:text-underline-style="solid" style:text-underline-width="auto" style:text-underline-color="font-color" officeooo:rsid="00180682" officeooo:paragraph-rsid="00180682"/>
    </style:style>
    <style:style style:name="P6" style:family="paragraph" style:parent-style-name="Standard">
      <style:text-properties style:text-underline-style="none" officeooo:rsid="00162c80" officeooo:paragraph-rsid="00162c80"/>
    </style:style>
    <style:style style:name="P7" style:family="paragraph" style:parent-style-name="Standard">
      <style:text-properties style:text-underline-style="none" officeooo:rsid="00180682" officeooo:paragraph-rsid="00180682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fo:font-weight="normal" officeooo:rsid="0016e013" officeooo:paragraph-rsid="0016e013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88pt" fo:font-weight="bold" officeooo:rsid="0016e013" officeooo:paragraph-rsid="0016e013" style:font-size-asian="88pt" style:font-weight-asian="bold" style:font-size-complex="88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2pt" fo:font-style="normal" fo:font-weight="bold" officeooo:rsid="0016e013" officeooo:paragraph-rsid="0016e013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2pt" fo:font-style="normal" fo:font-weight="normal" officeooo:rsid="0016e013" officeooo:paragraph-rsid="0016e01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162c80" officeooo:paragraph-rsid="00162c80" style:font-weight-asian="bold" style:font-weight-complex="bold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font-size="88pt" fo:font-weight="bold" officeooo:rsid="0016e013" officeooo:paragraph-rsid="0016e013" style:font-size-asian="88pt" style:font-weight-asian="bold" style:font-size-complex="88pt" style:font-weight-complex="bold"/>
    </style:style>
    <style:style style:name="P14" style:family="paragraph" style:parent-style-name="Standard" style:list-style-name="L1">
      <style:text-properties style:text-underline-style="none" officeooo:rsid="00162c80" officeooo:paragraph-rsid="00162c80"/>
    </style:style>
    <style:style style:name="P15" style:family="paragraph" style:parent-style-name="Standard">
      <style:text-properties style:text-underline-style="solid" style:text-underline-width="auto" style:text-underline-color="font-color" officeooo:rsid="001a0cfb" officeooo:paragraph-rsid="001a0cfb"/>
    </style:style>
    <style:style style:name="P16" style:family="paragraph" style:parent-style-name="Standard">
      <style:text-properties fo:font-style="normal" style:text-underline-style="none" officeooo:rsid="001b0847" officeooo:paragraph-rsid="001b0847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officeooo:rsid="00191d73"/>
    </style:style>
    <style:style style:name="T6" style:family="text">
      <style:text-properties officeooo:rsid="001a0c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9"/>
      <text:p text:style-name="P9"><text:span text:style-name="T4">Pràctica 2</text:span> </text:p>
      <text:p text:style-name="P8"><text:s text:c="12"/>Estructures encadenades: pila, cua i llist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Niub – Nom</text:p>
      <text:p text:style-name="P11">16799506 - Rubén Ballester Bautista</text:p>
      <text:p text:style-name="P11">16856733 – Oriol Rabasseda Alcaide</text:p>
      <text:p text:style-name="P11">Grup de Pràctiques F – Parella 1</text:p>
      <text:p text:style-name="P10">Professora:</text:p>
      <text:p text:style-name="P11">Maria Salomó</text:p>
      <text:p text:style-name="P12">Exercici 1:</text:p>
      <text:p text:style-name="P3"/>
      <text:p text:style-name="P4">Costos Computacionals TAD Linked Queue:</text:p>
      <text:p text:style-name="P4"/>
      <text:list xml:id="list8770566389972461202" text:style-name="L1">
        <text:list-item>
          <text:p text:style-name="P14">Constructor: O(1)</text:p>
        </text:list-item>
        <text:list-item>
          <text:p text:style-name="P14">Destructor: O(1n</text:p>
        </text:list-item>
        <text:list-item>
          <text:p text:style-name="P14">size(): O(1)</text:p>
        </text:list-item>
        <text:list-item>
          <text:p text:style-name="P14">empty() : O(1)</text:p>
        </text:list-item>
        <text:list-item>
          <text:p text:style-name="P14">first() : O(1)</text:p>
        </text:list-item>
        <text:list-item>
          <text:p text:style-name="P14">show(): O(n) Depén de la mida de la cua</text:p>
        </text:list-item>
        <text:list-item>
          <text:p text:style-name="P14">enqueue(): O(1)</text:p>
        </text:list-item>
        <text:list-item>
          <text:p text:style-name="P14">dequeue(): O(1)</text:p>
        </text:list-item>
      </text:list>
      <text:p text:style-name="P6"/>
      <text:p text:style-name="P5">Observacions <text:span text:style-name="T6">dels TAD</text:span>:</text:p>
      <text:p text:style-name="P7"/>
      <text:p text:style-name="P7"><text:tab/>Hem implementat el TAD LinkedQueue a partir de un template Node prèviament declarat. Com a observació, existeix un problema al eliminar els objectes residus d'un node, ja que si ens passen un element de tipus «built-in» aleshores no es poden destruir i tenim un problema a l'hora de tractar-los. Seria convenient tindre objectes per a cada tipus predefinit per C++ de manera que el «delete» no tingui que discriminar el tipus que se li passa.</text:p>
      <text:p text:style-name="P7"/>
      <text:p text:style-name="P7"><text:tab/>Al TAD LinkedQueue no hem implementat un node fantasma per evitar crear un node innecessari sense informació. Hem optat per fer una petita comprovació de si està buit o no a l'hora de fer un enqueue i si és buit inicialitzar els punters de «front» i de «rear».</text:p>
      <text:p text:style-name="P7"/>
      <text:p text:style-name="P7"><text:tab/>Com el TAD LinkedQueue és una implementació d'un TAD cua genèric de ints en aquest cas, hem tingut en compte excepcions com pila buida a l'hora de fer el dequeue(), front() o el show().</text:p>
      <text:p text:style-name="P7"/>
      <text:p text:style-name="P7"><text:tab/>Cal comentar que el destructor és O(n) ja que ha d'eliminar tots els nodes que utilitza i açò implica un recorregut per els «n» elements de la cua amb un cost computacional d'O(n).</text:p>
      <text:p text:style-name="P7"/>
      <text:p text:style-name="P7"><text:tab/>És una bona observació dir que necessitem un node d'enllaçament individual i no cal un node més gran. <text:s/></text:p>
      <text:p text:style-name="P7"/>
      <text:p text:style-name="P7"><text:tab/>Per últim cal dir que a l'hora d'eliminar elements amb dequeue() hem hagut de duplicar un node, canviar el seu <text:span text:style-name="T5">adreçament</text:span> de manera que quan fèiem el delete no eliminés també el element al qual apuntava.</text:p>
      <text:p text:style-name="P7"/>
      <text:p text:style-name="P15">Observació de l'algorisme del main():</text:p>
      <text:p text:style-name="P15"/>
      <text:p text:style-name="P16">El generador de nombres random genera sempre el mateix cada vegada que compi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fo:font-weight="normal" officeooo:rsid="001640d4" officeooo:paragraph-rsid="001640d4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  <style:text-properties officeooo:rsid="00168bfb" officeooo:paragraph-rsid="00168bfb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structura de Dades</text:span> – Enginyeria Informàtica - <text:span text:style-name="MT2">Universitat de Barcelona</text:span></text:p>
      </style:header>
      <style:footer>
        <text:p text:style-name="MP2"><text:span text:style-name="MT2">Pràctica 2 </text:span>-<text:span text:style-name="MT3"> Rubén Ballester Bautista – Oriol Rabasseda Alcaide.</text:span> Pàgina <text:page-number text:select-page="current">2</text:page-number> de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3:14:37.798942093</meta:creation-date>
    <dc:date>2016-04-06T17:15:12.488870498</dc:date>
    <meta:editing-duration>PT29M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29" meta:word-count="355" meta:character-count="2066" meta:non-whitespace-character-count="1722"/>
  </office:meta>
</office:document-meta>
</file>